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5pt" fo:font-weight="bold" officeooo:rsid="001f1b0f" officeooo:paragraph-rsid="001f1b0f" style:font-size-asian="15pt" style:font-weight-asian="bold" style:font-size-complex="15pt" style:font-weight-complex="bold"/>
    </style:style>
    <style:style style:name="P2" style:family="paragraph" style:parent-style-name="Standard">
      <loext:graphic-properties draw:fill="solid" draw:fill-color="#ffffff"/>
      <style:paragraph-properties fo:margin-top="0cm" fo:margin-bottom="0cm" loext:contextual-spacing="false" fo:line-height="100%" fo:background-color="#ffffff"/>
      <style:text-properties fo:font-size="13pt" fo:font-weight="normal" officeooo:rsid="001f1b0f" officeooo:paragraph-rsid="0020237f" style:font-size-asian="13pt" style:font-weight-asian="normal" style:font-size-complex="13pt" style:font-weight-complex="normal"/>
    </style:style>
    <style:style style:name="P3" style:family="paragraph" style:parent-style-name="List_20_Paragraph">
      <loext:graphic-properties draw:fill="solid" draw:fill-color="#ffffff"/>
      <style:paragraph-properties fo:margin-top="0cm" fo:margin-bottom="0cm" loext:contextual-spacing="true" fo:line-height="100%" fo:background-color="#ffffff"/>
      <style:text-properties fo:font-size="13pt" officeooo:rsid="0020237f" officeooo:paragraph-rsid="0020237f" style:font-size-asian="13pt" style:font-size-complex="13pt"/>
    </style:style>
    <style:style style:name="P4"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3pt" officeooo:paragraph-rsid="0020237f" style:font-name-asian="Times New Roman" style:font-size-asian="13pt" style:font-name-complex="Arial" style:font-size-complex="13pt"/>
    </style:style>
    <style:style style:name="P5"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3pt" officeooo:rsid="0021051d" officeooo:paragraph-rsid="0020237f" style:font-name-asian="Times New Roman" style:font-size-asian="13pt" style:font-name-complex="Arial" style:font-size-complex="13pt"/>
    </style:style>
    <style:style style:name="P6"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4pt" fo:font-weight="bold" officeooo:rsid="00215bd4" officeooo:paragraph-rsid="00215bd4" style:font-name-asian="Times New Roman" style:font-size-asian="14pt" style:font-weight-asian="bold" style:font-name-complex="Arial" style:font-size-complex="14pt" style:font-weight-complex="bold"/>
    </style:style>
    <style:style style:name="P7"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Arial Black" fo:font-size="13pt" officeooo:paragraph-rsid="0020237f" style:font-name-asian="Times New Roman" style:font-size-asian="13pt" style:font-name-complex="Arial" style:font-size-complex="13pt"/>
    </style:style>
    <style:style style:name="P8"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Arial Black" fo:font-size="13pt" officeooo:rsid="0020237f" officeooo:paragraph-rsid="0020237f" style:font-name-asian="Times New Roman" style:font-size-asian="13pt" style:font-name-complex="Arial" style:font-size-complex="13pt"/>
    </style:style>
    <style:style style:name="P9"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style:font-name="Liberation Sans Narrow" fo:font-size="13pt" officeooo:paragraph-rsid="0020237f" style:font-name-asian="Times New Roman" style:font-size-asian="13pt" style:font-name-complex="Arial" style:font-size-complex="13pt"/>
    </style:style>
    <style:style style:name="P10" style:family="paragraph" style:parent-style-name="Standard">
      <style:text-properties fo:font-size="15pt" fo:font-weight="bold" officeooo:rsid="001f1b0f" officeooo:paragraph-rsid="001f1b0f" style:font-size-asian="15pt" style:font-weight-asian="bold" style:font-size-complex="15pt" style:font-weight-complex="bold"/>
    </style:style>
    <style:style style:name="P11" style:family="paragraph" style:parent-style-name="Standard">
      <style:text-properties fo:font-size="15pt" fo:font-weight="bold" officeooo:rsid="001f1b0f" officeooo:paragraph-rsid="002629bb" style:font-size-asian="15pt" style:font-weight-asian="bold" style:font-size-complex="15pt" style:font-weight-complex="bold"/>
    </style:style>
    <style:style style:name="P12" style:family="paragraph" style:parent-style-name="Standard">
      <style:text-properties fo:font-size="15pt" officeooo:paragraph-rsid="001f1b0f" style:font-size-asian="15pt" style:font-size-complex="15pt"/>
    </style:style>
    <style:style style:name="P13" style:family="paragraph" style:parent-style-name="Standard">
      <loext:graphic-properties draw:fill="solid" draw:fill-color="#ffffff"/>
      <style:paragraph-properties fo:margin-top="0cm" fo:margin-bottom="0cm" loext:contextual-spacing="true" fo:line-height="100%" fo:background-color="#ffffff"/>
      <style:text-properties fo:font-size="15pt" fo:font-weight="bold" officeooo:rsid="001f1b0f" officeooo:paragraph-rsid="0027d1fe" style:font-size-asian="15pt" style:font-weight-asian="bold" style:font-size-complex="15pt" style:font-weight-complex="bold"/>
    </style:style>
    <style:style style:name="P14"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3pt" officeooo:paragraph-rsid="0020237f" style:font-name-asian="Times New Roman" style:font-size-asian="13pt" style:font-name-complex="Arial" style:font-size-complex="13pt"/>
    </style:style>
    <style:style style:name="P15"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3pt" officeooo:paragraph-rsid="002629bb" style:font-name-asian="Times New Roman" style:font-size-asian="13pt" style:font-name-complex="Arial" style:font-size-complex="13pt"/>
    </style:style>
    <style:style style:name="P16"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font-size="13pt" officeooo:paragraph-rsid="0020237f" style:font-size-asian="13pt" style:font-size-complex="13pt"/>
    </style:style>
    <style:style style:name="P17" style:family="paragraph" style:parent-style-name="List_20_Paragraph">
      <loext:graphic-properties draw:fill="solid" draw:fill-color="#ffffff"/>
      <style:paragraph-properties fo:margin-top="0cm" fo:margin-bottom="0cm" loext:contextual-spacing="true" fo:line-height="100%" fo:background-color="#ffffff"/>
      <style:text-properties fo:font-size="13pt" fo:font-weight="bold" officeooo:rsid="0024e3e9" officeooo:paragraph-rsid="0024e3e9" style:font-size-asian="13pt" style:font-weight-asian="bold" style:font-size-complex="13pt" style:font-weight-complex="bold"/>
    </style:style>
    <style:style style:name="P18" style:family="paragraph" style:parent-style-name="List_20_Paragraph">
      <loext:graphic-properties draw:fill="solid" draw:fill-color="#ffffff"/>
      <style:paragraph-properties fo:margin-top="0cm" fo:margin-bottom="0cm" loext:contextual-spacing="true" fo:line-height="100%" fo:background-color="#ffffff"/>
      <style:text-properties fo:font-size="13pt" fo:font-weight="normal" officeooo:rsid="0026a367" officeooo:paragraph-rsid="0026a367" style:font-size-asian="13pt" style:font-weight-asian="normal" style:font-size-complex="13pt" style:font-weight-complex="normal"/>
    </style:style>
    <style:style style:name="P19" style:family="paragraph" style:parent-style-name="List_20_Paragraph" style:list-style-name="WWNum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fo:font-size="13pt" officeooo:paragraph-rsid="002629bb" style:font-name-asian="Times New Roman" style:font-size-asian="13pt" style:font-name-complex="Arial" style:font-size-complex="13pt"/>
    </style:style>
    <style:style style:name="T1" style:family="text">
      <style:text-properties fo:color="#222222" style:font-name="Arial Black" style:font-name-asian="Times New Roman" style:font-name-complex="Arial"/>
    </style:style>
    <style:style style:name="T2" style:family="text">
      <style:text-properties fo:color="#222222" style:font-name-asian="Times New Roman" style:font-name-complex="Arial"/>
    </style:style>
    <style:style style:name="T3" style:family="text">
      <style:text-properties fo:color="#222222" style:font-name="Liberation Serif" style:font-name-asian="Times New Roman" style:font-name-complex="Arial"/>
    </style:style>
    <style:style style:name="T4" style:family="text">
      <style:text-properties fo:color="#222222" style:font-name="Liberation Serif" officeooo:rsid="0021051d" style:font-name-asian="Times New Roman" style:font-name-complex="Arial"/>
    </style:style>
    <style:style style:name="T5" style:family="text">
      <style:text-properties fo:color="#222222" style:font-name="Liberation Serif" officeooo:rsid="002314b2" style:font-name-asian="Times New Roman" style:font-name-complex="Arial"/>
    </style:style>
    <style:style style:name="T6" style:family="text">
      <style:text-properties fo:color="#222222" style:font-name="Liberation Serif" officeooo:rsid="0027d1fe" style:font-name-asian="Times New Roman" style:font-name-complex="Arial"/>
    </style:style>
    <style:style style:name="T7" style:family="text">
      <style:text-properties fo:color="#222222" style:font-name="Liberation Serif" fo:font-size="14pt" officeooo:rsid="0020237f" style:font-name-asian="Times New Roman" style:font-size-asian="14pt" style:font-name-complex="Arial" style:font-size-complex="14pt"/>
    </style:style>
    <style:style style:name="T8" style:family="text">
      <style:text-properties fo:color="#222222" style:font-name="Liberation Serif" fo:font-size="14pt" officeooo:rsid="0027d1fe" style:font-name-asian="Times New Roman" style:font-size-asian="14pt" style:font-name-complex="Arial" style:font-size-complex="14pt"/>
    </style:style>
    <style:style style:name="T9" style:family="text">
      <style:text-properties fo:color="#222222" fo:font-size="13pt" fo:font-weight="normal" officeooo:rsid="0020237f" style:font-name-asian="Times New Roman" style:font-size-asian="13pt" style:font-weight-asian="normal" style:font-name-complex="Arial" style:font-size-complex="13pt" style:font-weight-complex="normal"/>
    </style:style>
    <style:style style:name="T10" style:family="text">
      <style:text-properties fo:color="#222222" fo:font-size="14pt" officeooo:rsid="0020237f" style:font-name-asian="Times New Roman" style:font-size-asian="14pt" style:font-name-complex="Arial" style:font-size-complex="14pt"/>
    </style:style>
    <style:style style:name="T11" style:family="text">
      <style:text-properties fo:font-size="14pt" officeooo:rsid="0020237f" style:font-size-asian="14pt" style:font-size-complex="14pt"/>
    </style:style>
    <style:style style:name="T12" style:family="text">
      <style:text-properties fo:font-weight="normal" officeooo:rsid="0020237f" style:font-weight-asian="normal" style:font-weight-complex="normal"/>
    </style:style>
    <style:style style:name="T13" style:family="text">
      <style:text-properties fo:font-size="13pt" fo:font-weight="bold" officeooo:rsid="001f1b0f" style:font-size-asian="13pt" style:font-weight-asian="bold" style:font-size-complex="13pt" style:font-weight-complex="bold"/>
    </style:style>
    <style:style style:name="T14" style:family="text">
      <style:text-properties fo:font-size="13pt" fo:font-weight="bold" officeooo:rsid="002629bb" style:font-size-asian="13pt" style:font-weight-asian="bold" style:font-size-complex="13pt" style:font-weight-complex="bold"/>
    </style:style>
    <style:style style:name="T15" style:family="text">
      <style:text-properties fo:font-weight="bold" officeooo:rsid="001f1b0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 text:c="2"/>Approach 1 – Enhancing the present raw HTML editor itself in the edx-platform (needs appropriate title)</text:p>
      <text:p text:style-name="P1"/>
      <text:p text:style-name="P1"/>
      <text:p text:style-name="P1"><text:span text:style-name="T11"><text:tab/>X.1 Observations and plan of action <text:s/></text:span></text:p>
      <text:p text:style-name="P1"><text:span text:style-name="T11"><text:s text:c="10"/></text:span><text:span text:style-name="T10"><text:s/></text:span></text:p>
      <text:p text:style-name="P11"><text:span text:style-name="T10"><text:s text:c="10"/></text:span><text:span text:style-name="T9">OpenEdx has not written their own editor neither the visual editor nor the raw editor.</text:span></text:p>
      <text:list xml:id="list1783177595" text:style-name="WWNum1">
        <text:list-header>
          <text:p text:style-name="P19"><text:s text:c="11"/>OpenEdx uses open source text editors for this purpose.The visual editor is tinyMCE <text:tab/>editor <text:s/>&amp; the raw editor is CodeMirror Editor .These editors are located in edx source <text:tab/>code, in github.CodeMirror is made to work in the custom mode configuration.</text:p>
          <text:p text:style-name="P15">OpenEdx is using a very old version of CodeMirror. <text:span text:style-name="T12">The tinymce editor folder of openedx consists of a plugin called "codemirror-for-tinymce".The good thing about this plugin is that any version of codemirror can be used in the code and it will work perfectly fineThe “codemirror-for-tinymce” plugin is already in use in the OpenEdx repository.</text:span></text:p>
        </text:list-header>
      </text:list>
      <text:p text:style-name="P1"><text:span text:style-name="T11"/></text:p>
      <text:p text:style-name="P12"><text:span text:style-name="T15"><text:s text:c="9"/></text:span><text:span text:style-name="T13">X.1.1 Updating the present version of Editors present in Open ed</text:span><text:span text:style-name="T14">X</text:span></text:p>
      <text:list xml:id="list201148842647002" text:continue-numbering="true" text:style-name="WWNum1">
        <text:list-header>
          <text:p text:style-name="P14"/>
          <text:p text:style-name="P14">We can use the “codemirror-for-tinymce” plugin for tinymce 4.x.x versions. </text:p>
          <text:p text:style-name="P14">There is an xblock module or simply an xblock called html-module.py </text:p>
          <text:p text:style-name="P14">This particular xblock module handles the operation of the html editor in openedx.</text:p>
          <text:p text:style-name="P16"><text:span text:style-name="T2">This is the module that loads the html editor widget and configures both (tinymce and codemirror) editors to work hand in hand with the help of “codemirror” plugin for tinymce</text:span><text:span text:style-name="T1">. </text:span></text:p>
        </text:list-header>
      </text:list>
      <text:p text:style-name="P4"/>
      <text:p text:style-name="P3"><text:span text:style-name="T3">Our plan of action was to download the latest versions of TinyMCE, CodeMirror and the plugin “codemirror-for-tinymce” from their respective git repositories into our local Machine. First we would i</text:span><text:span text:style-name="T5">nt</text:span><text:span text:style-name="T3">egate the two i.e CodeMirror and TinyMCE using the plugin and test it in our local </text:span><text:span text:style-name="T5">m</text:span><text:span text:style-name="T3">ach</text:span><text:span text:style-name="T5">r</text:span><text:span text:style-name="T3">ine. Next we would intregate it with Open edX using a Open edX developing environment. Expected result should be TinyMCE loading the instance of latest cersion of CodeMirror as its raw HTML editor. However this implementation would only solve the indentation and code folding problem. </text:span><text:span text:style-name="T4">Internal CSS problem can be solved by wrapping the entire content inside an iframe and theming the iframe to look invisible.</text:span></text:p>
      <text:p text:style-name="P5"/>
      <text:p text:style-name="P5"/>
      <text:p text:style-name="P5"/>
      <text:p text:style-name="P17"><text:span text:style-name="T3">X.1.2 <text:s/>Alternative Approach-Inregating other third party text editors into Open edX platform</text:span></text:p>
      <text:p text:style-name="P17"><text:span text:style-name="T3"/></text:p>
      <text:p text:style-name="P17"><text:span text:style-name="T3"/></text:p>
      <text:p text:style-name="P18"><text:span text:style-name="T3">Just like CodeMirror and TinyMCE there are other third party open source text editors which meet all the prerequisites of our enhancement critera. Some of them are Notepad++, Quill, Brackets etc. As an alternative to our first approach we thought of intregating two such text editors into the edx platform, and thus develop a entire new editor itself. Moreover since all these editors are open source their github repositories is easily accessible. So we also thought of trying to import the logic they used in their source code to add features such as code indentation ,code folding etc. </text:span></text:p>
      <text:p text:style-name="P18"><text:span text:style-name="T3"/></text:p>
      <text:p text:style-name="P18"><text:span text:style-name="T3"/></text:p>
      <text:p text:style-name="P18"><text:soft-page-break/><text:span text:style-name="T3">For enabling internal CSS in the Open edx raw HTML editor we thought of another slightly </text:span><text:span text:style-name="T6">tough and critical approach which was to apply CSS using JavaScript. The plan was to separate out CSS part from HTML content and wrap the entire content in a html div tag with an unique id. Next we would have to manually select each and every child of the div by parsing the DOM (Document Object Model) tree and apply styles to it. The overhead of this approach will be however very large, since parsing the DOM tree would take considerable amount of time and effort.</text:span></text:p>
      <text:p text:style-name="P18"><text:span text:style-name="T6"/></text:p>
      <text:p text:style-name="P17"><text:span text:style-name="T3"/></text:p>
      <text:p text:style-name="P17"><text:span text:style-name="T3"/></text:p>
      <text:p text:style-name="P13"><text:span text:style-name="T7"><text:s text:c="10"/>X.</text:span><text:span text:style-name="T8">2</text:span><text:span text:style-name="T7"> </text:span><text:span text:style-name="T8">Implementation</text:span></text:p>
      <text:p text:style-name="P17"><text:span text:style-name="T3"/></text:p>
      <text:p text:style-name="P17"><text:span text:style-name="T3"/></text:p>
      <text:p text:style-name="P17"><text:span text:style-name="T3"/></text:p>
      <text:p text:style-name="P17"><text:span text:style-name="T3"/></text:p>
      <text:p text:style-name="P6"/>
      <text:p text:style-name="P6"/>
      <text:p text:style-name="P9"><text:s text:c="12"/></text:p>
      <text:p text:style-name="P7"/>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6:24:11.282985325</meta:creation-date>
    <dc:date>2018-06-25T20:09:23.442913902</dc:date>
    <meta:editing-duration>PT50M7S</meta:editing-duration>
    <meta:editing-cycles>5</meta:editing-cycles>
    <meta:generator>LibreOffice/6.0.3.2$Linux_X86_64 LibreOffice_project/00m0$Build-2</meta:generator>
    <meta:document-statistic meta:table-count="0" meta:image-count="0" meta:object-count="0" meta:page-count="2" meta:paragraph-count="18" meta:word-count="539" meta:character-count="3319" meta:non-whitespace-character-count="2725"/>
  </office:meta>
</office:document-meta>
</file>